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9782" officeooo:paragraph-rsid="00039782"/>
    </style:style>
    <style:style style:name="P2" style:family="paragraph" style:parent-style-name="Standard">
      <style:text-properties officeooo:rsid="00049490" officeooo:paragraph-rsid="000494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jefnsdgfsdjgfndskgndskfndsfdnfndskfndkddddddddddddddddddddddddddddddddddddddddddddddddddddddddddddddddddddddddddddddddddddddddddddddddddddddddddddddddddddddddddddddddddddddddddddddddddddddddddddddddddddddddddddddddddddddddddddddddddddddddddddddddddddddddddd</text:p>
      <text:p text:style-name="P1"/>
      <text:p text:style-name="P2">2222222222222222222222222222222222222222222222222222222222222222222222222222222222222222222222222222222222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2-06-21T22:50:27.192000000</dc:date>
    <meta:editing-duration>PT1M52S</meta:editing-duration>
    <meta:editing-cycles>6</meta:editing-cycles>
    <meta:document-statistic meta:table-count="0" meta:image-count="0" meta:object-count="0" meta:page-count="1" meta:paragraph-count="2" meta:word-count="2" meta:character-count="365" meta:non-whitespace-character-count="365"/>
  </office:meta>
</office:document-meta>
</file>